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39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6.194cm" svg:x="11.603cm" svg:y="8.15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</text:span><text:span text:style-name="T2">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</text:span><text:span text:style-name="T2">e</text:span><text:span text:style-name="T2"><text:tab/></text:span><text:span text:style-name="T2">: </text:span><text:span text:style-name="T4">201</text:span><text:span text:style-name="T4">7-</text:span><text:span text:style-name="T4">11-</text:span><text:span text:style-name="T4">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</text:span><text:span text:style-name="T5">en</text:span><text:span text:style-name="T5">bo</text:span><text:span text:style-name="T5">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</text:span><text:span text:style-name="T5">OR</text:span><text:span text:style-name="T5">E » </text:span><text:span text:style-name="T5">Dat</text:span><text:span text:style-name="T5">a </text:span><text:span text:style-name="T5">Mo</text:span><text:span text:style-name="T5">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</text:span><text:span text:style-name="T6">right </text:span><text:span text:style-name="T6">2014</text:span><text:span text:style-name="T6">-</text:span><text:span text:style-name="T6">2017 </text:span><text:span text:style-name="T6">Pierr</text:span><text:span text:style-name="T6">e </text:span><text:span text:style-name="T6">Wies</text:span><text:span text:style-name="T6">er </text:span><text:span text:style-name="T6">&lt;pwi</text:span><text:span text:style-name="T6">eser</text:span><text:span text:style-name="T6">@try</text:span><text:span text:style-name="T6">chlos</text:span><text:span text:style-name="T6">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929cm" svg:x="11.696cm" svg:y="8.7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CRE_USER</text:span><text:span text:style-name="T7"><text:tab/></text:span><text:span text:style-name="T7">VX(64)</text:span></text:p>
          <text:p text:style-name="P8"><text:span text:style-name="T7"><text:tab/></text:span><text:span text:style-name="T7">RAT_CRE_STAMP</text:span><text:span text:style-name="T7"><text:tab/></text:span><text:span text:style-name="T7">TIMESTAMP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2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line draw:style-name="gr22" draw:text-style-name="P12" draw:layer="layout" svg:x1="16.419cm" svg:y1="8.949cm" svg:x2="15.903cm" svg:y2="8.949cm">
          <text:p/>
        </draw:line>
        <draw:line draw:style-name="gr23" draw:text-style-name="P12" draw:layer="layout" svg:x1="16.313cm" svg:y1="11.411cm" svg:x2="16.313cm" svg:y2="8.95cm">
          <text:p/>
        </draw:line>
        <draw:line draw:style-name="gr23" draw:text-style-name="P12" draw:layer="layout" svg:x1="16.409cm" svg:y1="13.322cm" svg:x2="16.409cm" svg:y2="8.957cm">
          <text:p/>
        </draw:line>
        <draw:line draw:style-name="gr23" draw:text-style-name="P12" draw:layer="layout" svg:x1="16.303cm" svg:y1="11.412cm" svg:x2="15.903cm" svg:y2="11.412cm">
          <text:p/>
        </draw:line>
        <draw:line draw:style-name="gr23" draw:text-style-name="P12" draw:layer="layout" svg:x1="16.405cm" svg:y1="13.318cm" svg:x2="15.905cm" svg:y2="13.318cm">
          <text:p/>
        </draw:line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</text:span><text:span text:style-name="T12">_OPE_</text:span><text:span text:style-name="T12">TEMP</text:span><text:span text:style-name="T12">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</text:span><text:span text:style-name="T13">_ACC</text:span><text:span text:style-name="T13">OUNT</text:span><text:span text:style-name="T13">S</text:span></text:p>
            <text:p text:style-name="P23"><text:span text:style-name="T13">OFA_T</text:span><text:span text:style-name="T13">_RATE</text:span><text:span text:style-name="T13">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</text:span><text:span text:style-name="T5">en</text:span><text:span text:style-name="T5">bo</text:span><text:span text:style-name="T5">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</text:span><text:span text:style-name="T2">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</text:span><text:span text:style-name="T2">e</text:span><text:span text:style-name="T2"><text:tab/></text:span><text:span text:style-name="T2">: </text:span><text:span text:style-name="T4">201</text:span><text:span text:style-name="T4">7-</text:span><text:span text:style-name="T4">11-</text:span><text:span text:style-name="T4">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</text:span><text:span text:style-name="T6">right </text:span><text:span text:style-name="T6">2014</text:span><text:span text:style-name="T6">-</text:span><text:span text:style-name="T6">2017 </text:span><text:span text:style-name="T6">Pierr</text:span><text:span text:style-name="T6">e </text:span><text:span text:style-name="T6">Wies</text:span><text:span text:style-name="T6">er </text:span><text:span text:style-name="T6">&lt;pwi</text:span><text:span text:style-name="T6">eser</text:span><text:span text:style-name="T6">@try</text:span><text:span text:style-name="T6">chlos</text:span><text:span text:style-name="T6">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</text:span><text:span text:style-name="T5">AT </text:span><text:span text:style-name="T5">» </text:span><text:span text:style-name="T5">Dat</text:span><text:span text:style-name="T5">a </text:span><text:span text:style-name="T5">Mo</text:span><text:span text:style-name="T5">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</text:span><text:span text:style-name="T12">_DOC</text:span><text:span text:style-name="T12">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</text:span><text:span text:style-name="T12">_DOC</text:span><text:span text:style-name="T12">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</text:span><text:span text:style-name="T5">en</text:span><text:span text:style-name="T5">bo</text:span><text:span text:style-name="T5">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</text:span><text:span text:style-name="T2">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</text:span><text:span text:style-name="T2">e</text:span><text:span text:style-name="T2"><text:tab/></text:span><text:span text:style-name="T2">: </text:span><text:span text:style-name="T4">201</text:span><text:span text:style-name="T4">7-</text:span><text:span text:style-name="T4">10-</text:span><text:span text:style-name="T4">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</text:span><text:span text:style-name="T6">right </text:span><text:span text:style-name="T6">2014</text:span><text:span text:style-name="T6">-</text:span><text:span text:style-name="T6">2017 </text:span><text:span text:style-name="T6">Pierr</text:span><text:span text:style-name="T6">e </text:span><text:span text:style-name="T6">Wies</text:span><text:span text:style-name="T6">er </text:span><text:span text:style-name="T6">&lt;pwi</text:span><text:span text:style-name="T6">eser</text:span><text:span text:style-name="T6">@try</text:span><text:span text:style-name="T6">chlos</text:span><text:span text:style-name="T6">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</text:span><text:span text:style-name="T5">Rec</text:span><text:span text:style-name="T5">urr</text:span><text:span text:style-name="T5">ent </text:span><text:span text:style-name="T5">» </text:span><text:span text:style-name="T5">Dat</text:span><text:span text:style-name="T5">a </text:span><text:span text:style-name="T5">Mo</text:span><text:span text:style-name="T5">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</text:span><text:span text:style-name="T12">_DOC</text:span><text:span text:style-name="T12">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</text:span><text:span text:style-name="T12">_DOC</text:span><text:span text:style-name="T12">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</text:span><text:span text:style-name="T12">_OPE_</text:span><text:span text:style-name="T12">TEMP</text:span><text:span text:style-name="T12">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</text:span><text:span text:style-name="T12">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</text:span><text:span text:style-name="T12">_OPE_</text:span><text:span text:style-name="T12">TEMP</text:span><text:span text:style-name="T12">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</text:span><text:span text:style-name="T12">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1T11:39:56.277430677</dc:date>
    <meta:editing-duration>P39DT23H21M13S</meta:editing-duration>
    <meta:editing-cycles>392</meta:editing-cycles>
    <meta:generator>LibreOffice/5.3.7.2.0$Linux_X86_64 LibreOffice_project/30$Build-2</meta:generator>
    <meta:document-statistic meta:object-count="336"/>
  </office:meta>
</office:document-meta>
</file>